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167" officeooo:paragraph-rsid="001191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or each of the following expressions, what value will the expression give? Verify your answers by typing the expressions into Python.</text:p>
      <text:p text:style-name="P1"/>
      <text:p text:style-name="P1">a. 9 – 3= 6</text:p>
      <text:p text:style-name="P1"/>
      <text:p text:style-name="P1">b. 8 * 2.5 = 20,0</text:p>
      <text:p text:style-name="P1"/>
      <text:p text:style-name="P1">c. 9/2= 4,5 </text:p>
      <text:p text:style-name="P1"/>
      <text:p text:style-name="P1">d. 9 / -2 = -4,5</text:p>
      <text:p text:style-name="P1"/>
      <text:p text:style-name="P1">e. 9 // -2 = -5</text:p>
      <text:p text:style-name="P1"/>
      <text:p text:style-name="P1">f. 9%2= 1</text:p>
      <text:p text:style-name="P1"/>
      <text:p text:style-name="P1">g. 9.0 % 2 =1,0</text:p>
      <text:p text:style-name="P1"/>
      <text:p text:style-name="P1">h. 9 % 2.0 = 1,0</text:p>
      <text:p text:style-name="P1"/>
      <text:p text:style-name="P1">i. 9 % -2 = -1</text:p>
      <text:p text:style-name="P1"/>
      <text:p text:style-name="P1">j. -9 % 2 = 1</text:p>
      <text:p text:style-name="P1"/>
      <text:p text:style-name="P1">k. 9 / -2.0 = -4,5</text:p>
      <text:p text:style-name="P1"/>
      <text:p text:style-name="P1">l. 4+3*5 = 19</text:p>
      <text:p text:style-name="P1"/>
      <text:p text:style-name="P1">m. (4 + 3) * 5= 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3:35:07.352799516</meta:creation-date>
    <dc:date>2019-09-11T13:44:06.471858714</dc:date>
    <meta:editing-duration>PT8M59S</meta:editing-duration>
    <meta:editing-cycles>1</meta:editing-cycles>
    <meta:document-statistic meta:table-count="0" meta:image-count="0" meta:object-count="0" meta:page-count="1" meta:paragraph-count="14" meta:word-count="90" meta:character-count="324" meta:non-whitespace-character-count="246"/>
    <meta:generator>LibreOffice/5.1.6.2$Linux_X86_64 LibreOffice_project/10m0$Build-2</meta:generator>
  </office:meta>
</office:document-meta>
</file>